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50000018D3096FC6E28E0C38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Google Sans" style:font-name-asian="Google Sans1" style:font-name-complex="Google Sans1"/>
    </style:style>
    <style:style style:name="P2" style:family="paragraph" style:parent-style-name="Standard">
      <style:text-properties fo:color="#434343" style:font-name="Google Sans" style:font-name-asian="Google Sans1" style:font-name-complex="Google Sans1"/>
    </style:style>
    <style:style style:name="P3" style:family="paragraph" style:parent-style-name="Standard">
      <style:text-properties fo:color="#4285f4" style:font-name="Google Sans" fo:font-size="30pt" style:font-name-asian="Google Sans1" style:font-size-asian="30pt" style:font-name-complex="Google Sans1" style:font-size-complex="30pt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15%" fo:break-before="auto" fo:break-after="auto"/>
    </style:style>
    <style:style style:name="P6" style:family="paragraph" style:parent-style-name="Standard" style:master-page-name="First_20_Page">
      <style:paragraph-properties style:page-number="1"/>
      <style:text-properties fo:color="#666666" style:font-name="Google Sans" style:font-name-asian="Google Sans1" style:font-name-complex="Google Sans1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fo:color="#4285f4" style:font-name="Google Sans" fo:font-size="30pt" style:font-name-asian="Google Sans1" style:font-size-asian="30pt" style:font-name-complex="Google Sans1" style:font-size-complex="30pt"/>
    </style:style>
    <style:style style:name="T2" style:family="text">
      <style:text-properties fo:color="#4285f4" style:font-name="Google Sans" fo:font-weight="bold" style:font-name-asian="Google Sans1" style:font-weight-asian="bold" style:font-name-complex="Google Sans1"/>
    </style:style>
    <style:style style:name="T3" style:family="text">
      <style:text-properties fo:color="#4285f4" style:font-name="Google Sans" fo:font-size="24pt" style:font-name-asian="Google Sans1" style:font-size-asian="24pt" style:font-name-complex="Google Sans1" style:font-size-complex="24pt"/>
    </style:style>
    <style:style style:name="T4" style:family="text">
      <style:text-properties fo:color="#666666" style:font-name="Google Sans" style:font-name-asian="Google Sans1" style:font-name-complex="Google Sans1"/>
    </style:style>
    <style:style style:name="T5" style:family="text">
      <style:text-properties fo:color="#666666" style:font-name="Google Sans" fo:font-weight="bold" style:font-name-asian="Google Sans1" style:font-weight-asian="bold" style:font-name-complex="Google Sans1"/>
    </style:style>
    <style:style style:name="T6" style:family="text">
      <style:text-properties fo:color="#666666"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T7" style:family="text">
      <style:text-properties fo:color="#666666" style:font-name="Google Sans" fo:font-size="24pt" style:font-name-asian="Google Sans1" style:font-size-asian="24pt" style:font-name-complex="Google Sans1" style:font-size-complex="24pt"/>
    </style:style>
    <style:style style:name="T8" style:family="text">
      <style:text-properties style:font-name="Google Sans" fo:font-size="48pt" style:font-name-asian="Google Sans1" style:font-size-asian="48pt" style:font-name-complex="Google Sans1" style:font-size-complex="48pt"/>
    </style:style>
    <style:style style:name="T9" style:family="text">
      <style:text-properties style:font-name="Google Sans" fo:font-size="36pt" style:font-name-asian="Google Sans1" style:font-size-asian="36pt" style:font-name-complex="Google Sans1" style:font-size-complex="36pt"/>
    </style:style>
    <style:style style:name="T10" style:family="text">
      <style:text-properties style:font-name="Google Sans" fo:font-size="24pt" style:font-name-asian="Google Sans1" style:font-size-asian="24pt" style:font-name-complex="Google Sans1" style:font-size-complex="24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0429in, 0in, 0.042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Standard"><text:span text:style-name="T1">E</text:span></text:p>
      <text:p text:style-name="Standard"><text:span text:style-name="T5">Empathy: </text:span><text:span text:style-name="T4">The ability to understand someone else’s feelings or thoughts in a situation</text:span></text:p>
      <text:p text:style-name="P1"/>
      <text:p text:style-name="Standard"><text:span text:style-name="T5">Empathy map:</text:span><text:span text:style-name="T4"> An easily understood chart that explains everything designers have learned about a type of user</text:span></text:p>
      <text:p text:style-name="P1"/>
      <text:p text:style-name="P2"/>
      <text:p text:style-name="Standard"><text:span text:style-name="T1">P</text:span></text:p>
      <text:p text:style-name="Standard"><text:span text:style-name="T5">Pain points: </text:span><text:span text:style-name="T4">UX issues that frustrate the user and block the user from getting what they need</text:span></text:p>
      <text:p text:style-name="P1"/>
      <text:p text:style-name="Standard"><text:span text:style-name="T5">Personas: </text:span><text:span text:style-name="T4">Fictional users whose goals and characteristics represent the needs of a larger group of users</text:span></text:p>
      <text:p text:style-name="P1"/>
      <text:p text:style-name="Standard"><text:span text:style-name="T5">Product development lifecycle: </text:span><text:span text:style-name="T4">The process used to take a product from an idea to reality</text:span></text:p>
      <text:p text:style-name="P2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>
      <loext:graphic-properties draw:fill="solid" draw:fill-color="#a0a0a0"/>
      <style:paragraph-properties fo:text-align="center"/>
    </style:style>
    <style:style style:name="MT1" style:family="text">
      <style:text-properties style:font-name="Google Sans" fo:font-size="48pt" style:font-name-asian="Google Sans1" style:font-size-asian="48pt" style:font-name-complex="Google Sans1" style:font-size-complex="48pt"/>
    </style:style>
    <style:style style:name="MT2" style:family="text">
      <style:text-properties style:font-name="Google Sans" fo:font-size="36pt" style:font-name-asian="Google Sans1" style:font-size-asian="36pt" style:font-name-complex="Google Sans1" style:font-size-complex="36pt"/>
    </style:style>
    <style:style style:name="MT3" style:family="text">
      <style:text-properties fo:color="#4285f4" style:font-name="Google Sans" fo:font-size="24pt" style:font-name-asian="Google Sans1" style:font-size-asian="24pt" style:font-name-complex="Google Sans1" style:font-size-complex="24pt"/>
    </style:style>
    <style:style style:name="MT4" style:family="text">
      <style:text-properties fo:color="#666666" style:font-name="Google Sans" fo:font-size="24pt" style:font-name-asian="Google Sans1" style:font-size-asian="24pt" style:font-name-complex="Google Sans1" style:font-size-complex="24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0429in, 0in, 0.0429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7866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4in" fo:margin-left="0in" fo:margin-right="0in" fo:margin-bottom="0.1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66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4in" fo:margin-left="0in" fo:margin-right="0in" fo:margin-bottom="0.174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as-char" style:rel-width="100%" draw:z-index="1" draw:style-name="Mgr1" draw:text-style-name="MP2" svg:width="0.0012in" svg:height="0.0213in"><text:p/></draw:rect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Glossary</text:span><text:span text:style-name="MT2"><text:line-break/></text:span><text:span text:style-name="MT3">Google UX Design Certificate</text:span><draw:frame draw:style-name="Mfr1" draw:name="image1.png" text:anchor-type="char" svg:x="4.5937in" svg:y="-0.5102in" svg:width="2.578in" svg:height="2.0008in" draw:z-index="0"><draw:image xlink:href="Pictures/10000201000001F50000018D3096FC6E28E0C386.png" xlink:type="simple" xlink:show="embed" xlink:actuate="onLoad" loext:mime-type="image/png"/></draw:frame></text:p>
        <text:p text:style-name="MP1"><text:span text:style-name="MT4">Terms and Definitions</text:span></text:p>
        <text:p text:style-name="MP1"><draw:rect text:anchor-type="as-char" style:rel-width="100%" draw:z-index="2" draw:style-name="Mgr1" draw:text-style-name="MP2" svg:width="0.0012in" svg:height="0.0213in"><text:p/></draw:rect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88" meta:character-count="539" meta:non-whitespace-character-count="460"/>
    <meta:generator>LibreOfficeDev/6.0.5.2$Linux_X86_64 LibreOffice_project/</meta:generator>
  </office:meta>
</office:document-meta>
</file>